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fo:color="#2a6099" officeooo:rsid="00099d4b" officeooo:paragraph-rsid="00099d4b"/>
    </style:style>
    <style:style style:name="P8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9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10" style:family="paragraph" style:parent-style-name="Standard">
      <style:paragraph-properties fo:text-align="justify" style:justify-single-word="false"/>
      <style:text-properties officeooo:rsid="000c5771" officeooo:paragraph-rsid="000c5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2">Lundi 01 février :</text:p>
      <text:p text:style-name="P2">Modification des prototypes de l’IHM</text:p>
      <text:p text:style-name="P2">Modification du dossier d’analyse</text:p>
      <text:p text:style-name="P2"/>
      <text:p text:style-name="P2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4">Mercredi 03 février :</text:p>
      <text:p text:style-name="P5">Ajout de maquettes</text:p>
      <text:p text:style-name="P4">Modification des maquettes dans le dossier d’analyse</text:p>
      <text:p text:style-name="P6">Début de BDD générale :</text:p>
      <text:p text:style-name="P7">AssociationPointeauLieu, 11 LIEUX, 1N POINTEAUX</text:p>
      <text:p text:style-name="P7">LIEUX : idLieux, batiment, etage, emplacement</text:p>
      <text:p text:style-name="P7">RESPONSABLES : idResponsable, nom, prenom, numBadge, login, mdp, statut</text:p>
      <text:p text:style-name="P7"/>
      <text:p text:style-name="P7">POINTEAUX : idPointeau, designation, statut, tag_mifare</text:p>
      <text:p text:style-name="P7">HistoriqueRondes, 11 RONDES, 11 AGENTS</text:p>
      <text:p text:style-name="P7">AGENTS : idAgent, nom, prenom, numBadge, statut</text:p>
      <text:p text:style-name="P7"/>
      <text:p text:style-name="P7">AssociationRondePointeau, 1N RONDES, 1N POINTEAUX</text:p>
      <text:p text:style-name="P7">RONDES : idRonde, nom, tempsMini, tempsMaxi, statut</text:p>
      <text:p text:style-name="P7">AssociationAgentRonde, 1N AGENTS, 1N RONDES</text:p>
      <text:p text:style-name="P4"/>
      <text:p text:style-name="P8">Jeudi 04 février :</text:p>
      <text:p text:style-name="P8">Installation «Android studio» et «Xampp» sur pc portable</text:p>
      <text:p text:style-name="P10">Modification du dossier après correction du prof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04T17:26:56.608644876</dc:date>
    <meta:editing-duration>PT50M14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1" meta:paragraph-count="24" meta:word-count="125" meta:character-count="900" meta:non-whitespace-character-count="799"/>
  </office:meta>
</office:document-meta>
</file>